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2" draw:layer="layout" svg:width="0.762cm" svg:height="0.635cm" svg:x="5.191cm" svg:y="12.81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2:54:05.820187264</dc:date>
    <meta:editing-duration>PT5M3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